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tters" table:style-name="ta1">
        <table:table-column table:style-name="co1" table:number-columns-repeated="1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/>
          <table:table-cell table:formula="of:=COM.MICROSOFT.CONCAT(&quot;['&quot;; [.A1]; &quot;', '&quot;; [.B1];  &quot;', '&quot;; [.C1];  &quot;', '&quot;;[.D1];  &quot;', '&quot;;[.E1];  &quot;', '&quot;;[.F1];  &quot;', '&quot;;[.G1];  &quot;', '&quot;;[.H1];  &quot;', '&quot;;[.I1];  &quot;', '&quot;;[.J1];  &quot;', '&quot;;[.K1];  &quot;', '&quot;;[.L1];  &quot;', '&quot;;[.M1];  &quot;', '&quot;;[.N1];  &quot;', '&quot;;[.O1]; &quot;'],&quot;)" office:value-type="string" office:string-value="['G', 'A', 'T', 'E', 'D', '@', 'D', 'R', 'A', 'B', '@', 'S', 'O', 'P', 'H']," calcext:value-type="string">
            <text:p>['G', 'A', 'T', 'E', 'D', '@', 'D', 'R', 'A', 'B', '@', 'S', 'O', 'P', 'H'],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2]; &quot;', '&quot;; [.B2];  &quot;', '&quot;; [.C2];  &quot;', '&quot;;[.D2];  &quot;', '&quot;;[.E2];  &quot;', '&quot;;[.F2];  &quot;', '&quot;;[.G2];  &quot;', '&quot;;[.H2];  &quot;', '&quot;;[.I2];  &quot;', '&quot;;[.J2];  &quot;', '&quot;;[.K2];  &quot;', '&quot;;[.L2];  &quot;', '&quot;;[.M2];  &quot;', '&quot;;[.N2];  &quot;', '&quot;;[.O2]; &quot;'],&quot;)" office:value-type="string" office:string-value="['T', 'O', 'R', 'R', 'E', '@', 'R', 'U', 'B', 'E', '@', 'C', 'U', 'R', 'E']," calcext:value-type="string">
            <text:p>['T', 'O', 'R', 'R', 'E', '@', 'R', 'U', 'B', 'E', '@', 'C', 'U', 'R', 'E'],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/>
          <table:table-cell table:formula="of:=COM.MICROSOFT.CONCAT(&quot;['&quot;; [.A3]; &quot;', '&quot;; [.B3];  &quot;', '&quot;; [.C3];  &quot;', '&quot;;[.D3];  &quot;', '&quot;;[.E3];  &quot;', '&quot;;[.F3];  &quot;', '&quot;;[.G3];  &quot;', '&quot;;[.H3];  &quot;', '&quot;;[.I3];  &quot;', '&quot;;[.J3];  &quot;', '&quot;;[.K3];  &quot;', '&quot;;[.L3];  &quot;', '&quot;;[.M3];  &quot;', '&quot;;[.N3];  &quot;', '&quot;;[.O3]; &quot;'],&quot;)" office:value-type="string" office:string-value="['O', 'N', 'I', 'O', 'N', 'B', 'A', 'G', 'E', 'L', '@', 'A', 'T', 'O', 'M']," calcext:value-type="string">
            <text:p>['O', 'N', 'I', 'O', 'N', 'B', 'A', 'G', 'E', 'L', '@', 'A', 'T', 'O', 'M'],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4]; &quot;', '&quot;; [.B4];  &quot;', '&quot;; [.C4];  &quot;', '&quot;;[.D4];  &quot;', '&quot;;[.E4];  &quot;', '&quot;;[.F4];  &quot;', '&quot;;[.G4];  &quot;', '&quot;;[.H4];  &quot;', '&quot;;[.I4];  &quot;', '&quot;;[.J4];  &quot;', '&quot;;[.K4];  &quot;', '&quot;;[.L4];  &quot;', '&quot;;[.M4];  &quot;', '&quot;;[.N4];  &quot;', '&quot;;[.O4]; &quot;'],&quot;)" office:value-type="string" office:string-value="['S', 'E', 'S', 'S', 'I', 'O', 'N', '@', '@', 'T', 'A', 'L', 'E', 'S', 'E']," calcext:value-type="string">
            <text:p>['S', 'E', 'S', 'S', 'I', 'O', 'N', '@', '@', 'T', 'A', 'L', 'E', 'S', 'E'],</text:p>
          </table:table-cell>
        </table:table-row>
        <table:table-row table:style-name="ro1">
          <table:table-cell table:number-columns-repeated="4"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/>
          <table:table-cell table:formula="of:=COM.MICROSOFT.CONCAT(&quot;['&quot;; [.A5]; &quot;', '&quot;; [.B5];  &quot;', '&quot;; [.C5];  &quot;', '&quot;;[.D5];  &quot;', '&quot;;[.E5];  &quot;', '&quot;;[.F5];  &quot;', '&quot;;[.G5];  &quot;', '&quot;;[.H5];  &quot;', '&quot;;[.I5];  &quot;', '&quot;;[.J5];  &quot;', '&quot;;[.K5];  &quot;', '&quot;;[.L5];  &quot;', '&quot;;[.M5];  &quot;', '&quot;;[.N5];  &quot;', '&quot;;[.O5]; &quot;'],&quot;)" office:value-type="string" office:string-value="['@', '@', '@', '@', 'S', 'P', 'O', 'O', 'F', '@', 'S', 'I', 'R', 'E', 'N']," calcext:value-type="string">
            <text:p>['@', '@', '@', '@', 'S', 'P', 'O', 'O', 'F', '@', 'S', 'I', 'R', 'E', 'N'],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@</text:p>
          </table:table-cell>
          <table:table-cell/>
          <table:table-cell table:formula="of:=COM.MICROSOFT.CONCAT(&quot;['&quot;; [.A6]; &quot;', '&quot;; [.B6];  &quot;', '&quot;; [.C6];  &quot;', '&quot;;[.D6];  &quot;', '&quot;;[.E6];  &quot;', '&quot;;[.F6];  &quot;', '&quot;;[.G6];  &quot;', '&quot;;[.H6];  &quot;', '&quot;;[.I6];  &quot;', '&quot;;[.J6];  &quot;', '&quot;;[.K6];  &quot;', '&quot;;[.L6];  &quot;', '&quot;;[.M6];  &quot;', '&quot;;[.N6];  &quot;', '&quot;;[.O6]; &quot;'],&quot;)" office:value-type="string" office:string-value="['C', 'R', 'O', 'C', 'E', '@', '@', 'P', 'O', 'P', 'T', 'A', 'B', '@', '@']," calcext:value-type="string">
            <text:p>['C', 'R', 'O', 'C', 'E', '@', '@', 'P', 'O', 'P', 'T', 'A', 'B', '@', '@'],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  <table:table-cell table:formula="of:=COM.MICROSOFT.CONCAT(&quot;['&quot;; [.A7]; &quot;', '&quot;; [.B7];  &quot;', '&quot;; [.C7];  &quot;', '&quot;;[.D7];  &quot;', '&quot;;[.E7];  &quot;', '&quot;;[.F7];  &quot;', '&quot;;[.G7];  &quot;', '&quot;;[.H7];  &quot;', '&quot;;[.I7];  &quot;', '&quot;;[.J7];  &quot;', '&quot;;[.K7];  &quot;', '&quot;;[.L7];  &quot;', '&quot;;[.M7];  &quot;', '&quot;;[.N7];  &quot;', '&quot;;[.O7]; &quot;'],&quot;)" office:value-type="string" office:string-value="['Z', 'E', 'U', 'S', '@', 'S', 'T', 'E', 'R', 'E', 'O', '@', 'A', 'E', 'R']," calcext:value-type="string">
            <text:p>['Z', 'E', 'U', 'S', '@', 'S', 'T', 'E', 'R', 'E', 'O', '@', 'A', 'E', 'R'],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/>
          <table:table-cell table:formula="of:=COM.MICROSOFT.CONCAT(&quot;['&quot;; [.A8]; &quot;', '&quot;; [.B8];  &quot;', '&quot;; [.C8];  &quot;', '&quot;;[.D8];  &quot;', '&quot;;[.E8];  &quot;', '&quot;;[.F8];  &quot;', '&quot;;[.G8];  &quot;', '&quot;;[.H8];  &quot;', '&quot;;[.I8];  &quot;', '&quot;;[.J8];  &quot;', '&quot;;[.K8];  &quot;', '&quot;;[.L8];  &quot;', '&quot;;[.M8];  &quot;', '&quot;;[.N8];  &quot;', '&quot;;[.O8]; &quot;'],&quot;)" office:value-type="string" office:string-value="['A', 'B', 'I', 'T', '@', 'T', 'I', 'N', 'G', 'E', '@', 'U', 'N', 'D', 'O']," calcext:value-type="string">
            <text:p>['A', 'B', 'I', 'T', '@', 'T', 'I', 'N', 'G', 'E', '@', 'U', 'N', 'D', 'O'],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/>
          <table:table-cell table:formula="of:=COM.MICROSOFT.CONCAT(&quot;['&quot;; [.A9]; &quot;', '&quot;; [.B9];  &quot;', '&quot;; [.C9];  &quot;', '&quot;;[.D9];  &quot;', '&quot;;[.E9];  &quot;', '&quot;;[.F9];  &quot;', '&quot;;[.G9];  &quot;', '&quot;;[.H9];  &quot;', '&quot;;[.I9];  &quot;', '&quot;;[.J9];  &quot;', '&quot;;[.K9];  &quot;', '&quot;;[.L9];  &quot;', '&quot;;[.M9];  &quot;', '&quot;;[.N9];  &quot;', '&quot;;[.O9]; &quot;'],&quot;)" office:value-type="string" office:string-value="['R', 'A', 'J', '@', 'N', 'U', 'M', 'B', 'E', 'R', '@', 'S', 'K', 'I', 'P']," calcext:value-type="string">
            <text:p>['R', 'A', 'J', '@', 'N', 'U', 'M', 'B', 'E', 'R', '@', 'S', 'K', 'I', 'P'],</text:p>
          </table:table-cell>
        </table:table-row>
        <table:table-row table:style-name="ro1"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10]; &quot;', '&quot;; [.B10];  &quot;', '&quot;; [.C10];  &quot;', '&quot;;[.D10];  &quot;', '&quot;;[.E10];  &quot;', '&quot;;[.F10];  &quot;', '&quot;;[.G10];  &quot;', '&quot;;[.H10];  &quot;', '&quot;;[.I10];  &quot;', '&quot;;[.J10];  &quot;', '&quot;;[.K10];  &quot;', '&quot;;[.L10];  &quot;', '&quot;;[.M10];  &quot;', '&quot;;[.N10];  &quot;', '&quot;;[.O10]; &quot;'],&quot;)" office:value-type="string" office:string-value="['@', '@', 'A', 'R', 'A', 'B', 'I', 'A', '@', '@', 'G', 'E', 'S', 'T', 'E']," calcext:value-type="string">
            <text:p>['@', '@', 'A', 'R', 'A', 'B', 'I', 'A', '@', '@', 'G', 'E', 'S', 'T', 'E'],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@</text:p>
          </table:table-cell>
          <table:table-cell/>
          <table:table-cell table:formula="of:=COM.MICROSOFT.CONCAT(&quot;['&quot;; [.A11]; &quot;', '&quot;; [.B11];  &quot;', '&quot;; [.C11];  &quot;', '&quot;;[.D11];  &quot;', '&quot;;[.E11];  &quot;', '&quot;;[.F11];  &quot;', '&quot;;[.G11];  &quot;', '&quot;;[.H11];  &quot;', '&quot;;[.I11];  &quot;', '&quot;;[.J11];  &quot;', '&quot;;[.K11];  &quot;', '&quot;;[.L11];  &quot;', '&quot;;[.M11];  &quot;', '&quot;;[.N11];  &quot;', '&quot;;[.O11]; &quot;'],&quot;)" office:value-type="string" office:string-value="['C', 'A', 'B', 'A', 'L', '@', 'D', 'R', 'A', 'M', 'A', '@', '@', '@', '@']," calcext:value-type="string">
            <text:p>['C', 'A', 'B', 'A', 'L', '@', 'D', 'R', 'A', 'M', 'A', '@', '@', '@', '@'],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/>
          <table:table-cell table:formula="of:=COM.MICROSOFT.CONCAT(&quot;['&quot;; [.A12]; &quot;', '&quot;; [.B12];  &quot;', '&quot;; [.C12];  &quot;', '&quot;;[.D12];  &quot;', '&quot;;[.E12];  &quot;', '&quot;;[.F12];  &quot;', '&quot;;[.G12];  &quot;', '&quot;;[.H12];  &quot;', '&quot;;[.I12];  &quot;', '&quot;;[.J12];  &quot;', '&quot;;[.K12];  &quot;', '&quot;;[.L12];  &quot;', '&quot;;[.M12];  &quot;', '&quot;;[.N12];  &quot;', '&quot;;[.O12]; &quot;'],&quot;)" office:value-type="string" office:string-value="['A', 'L', 'O', 'M', 'A', 'R', '@', '@', 'R', 'E', 'M', 'O', 'R', 'S', 'E']," calcext:value-type="string">
            <text:p>['A', 'L', 'O', 'M', 'A', 'R', '@', '@', 'R', 'E', 'M', 'O', 'R', 'S', 'E'],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/>
          <table:table-cell table:formula="of:=COM.MICROSOFT.CONCAT(&quot;['&quot;; [.A13]; &quot;', '&quot;; [.B13];  &quot;', '&quot;; [.C13];  &quot;', '&quot;;[.D13];  &quot;', '&quot;;[.E13];  &quot;', '&quot;;[.F13];  &quot;', '&quot;;[.G13];  &quot;', '&quot;;[.H13];  &quot;', '&quot;;[.I13];  &quot;', '&quot;;[.J13];  &quot;', '&quot;;[.K13];  &quot;', '&quot;;[.L13];  &quot;', '&quot;;[.M13];  &quot;', '&quot;;[.N13];  &quot;', '&quot;;[.O13]; &quot;'],&quot;)" office:value-type="string" office:string-value="['D', 'I', 'A', 'M', '@', 'O', 'R', 'A', 'N', 'G', 'E', 'B', 'O', 'W', 'L']," calcext:value-type="string">
            <text:p>['D', 'I', 'A', 'M', '@', 'O', 'R', 'A', 'N', 'G', 'E', 'B', 'O', 'W', 'L'],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/>
          <table:table-cell table:formula="of:=COM.MICROSOFT.CONCAT(&quot;['&quot;; [.A14]; &quot;', '&quot;; [.B14];  &quot;', '&quot;; [.C14];  &quot;', '&quot;;[.D14];  &quot;', '&quot;;[.E14];  &quot;', '&quot;;[.F14];  &quot;', '&quot;;[.G14];  &quot;', '&quot;;[.H14];  &quot;', '&quot;;[.I14];  &quot;', '&quot;;[.J14];  &quot;', '&quot;;[.K14];  &quot;', '&quot;;[.L14];  &quot;', '&quot;;[.M14];  &quot;', '&quot;;[.N14];  &quot;', '&quot;;[.O14]; &quot;'],&quot;)" office:value-type="string" office:string-value="['E', 'T', 'R', 'E', '@', 'N', 'A', 'D', 'A', '@', 'R', 'I', 'V', 'A', 'L']," calcext:value-type="string">
            <text:p>['E', 'T', 'R', 'E', '@', 'N', 'A', 'D', 'A', '@', 'R', 'I', 'V', 'A', 'L'],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/>
          <table:table-cell table:formula="of:=COM.MICROSOFT.CONCAT(&quot;['&quot;; [.A15]; &quot;', '&quot;; [.B15];  &quot;', '&quot;; [.C15];  &quot;', '&quot;;[.D15];  &quot;', '&quot;;[.E15];  &quot;', '&quot;;[.F15];  &quot;', '&quot;;[.G15];  &quot;', '&quot;;[.H15];  &quot;', '&quot;;[.I15];  &quot;', '&quot;;[.J15];  &quot;', '&quot;;[.K15];  &quot;', '&quot;;[.L15];  &quot;', '&quot;;[.M15];  &quot;', '&quot;;[.N15];  &quot;', '&quot;;[.O15]; &quot;'],&quot;)" office:value-type="string" office:string-value="['T', 'O', 'D', 'D', '@', 'A', 'T', 'O', 'Z', '@', 'S', 'E', 'E', 'T', 'O']," calcext:value-type="string">
            <text:p>['T', 'O', 'D', 'D', '@', 'A', 'T', 'O', 'Z', '@', 'S', 'E', 'E', 'T', 'O'],</text:p>
          </table:table-cell>
        </table:table-row>
      </table:table>
      <table:table table:name="Numbers" table:style-name="ta1">
        <table:table-column table:style-name="co1" table:number-columns-repeated="15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@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@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COM.MICROSOFT.CONCAT(&quot;['&quot;; [.A1]; &quot;', '&quot;; [.B1];  &quot;', '&quot;; [.C1];  &quot;', '&quot;;[.D1];  &quot;', '&quot;;[.E1];  &quot;', '&quot;;[.F1];  &quot;', '&quot;;[.G1];  &quot;', '&quot;;[.H1];  &quot;', '&quot;;[.I1];  &quot;', '&quot;;[.J1];  &quot;', '&quot;;[.K1];  &quot;', '&quot;;[.L1];  &quot;', '&quot;;[.M1];  &quot;', '&quot;;[.N1];  &quot;', '&quot;;[.O1]; &quot;'],&quot;)" office:value-type="string" office:string-value="['1', '2', '3', '4', '5', '@', '6', '7', '8', '9', '@', '10', '11', '12', '13']," calcext:value-type="string">
            <text:p>['1', '2', '3', '4', '5', '@', '6', '7', '8', '9', '@', '10', '11', '12', '13']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formula="of:=COM.MICROSOFT.CONCAT(&quot;['&quot;; [.A2]; &quot;', '&quot;; [.B2];  &quot;', '&quot;; [.C2];  &quot;', '&quot;;[.D2];  &quot;', '&quot;;[.E2];  &quot;', '&quot;;[.F2];  &quot;', '&quot;;[.G2];  &quot;', '&quot;;[.H2];  &quot;', '&quot;;[.I2];  &quot;', '&quot;;[.J2];  &quot;', '&quot;;[.K2];  &quot;', '&quot;;[.L2];  &quot;', '&quot;;[.M2];  &quot;', '&quot;;[.N2];  &quot;', '&quot;;[.O2]; &quot;'],&quot;)" office:value-type="string" office:string-value="['14', '', '', '', '', '@', '15', '', '', '', '@', '16', '', '', '']," calcext:value-type="string">
            <text:p>['14', '', '', '', '', '@', '15', '', '', '', '@', '16', '', '', '']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formula="of:=COM.MICROSOFT.CONCAT(&quot;['&quot;; [.A3]; &quot;', '&quot;; [.B3];  &quot;', '&quot;; [.C3];  &quot;', '&quot;;[.D3];  &quot;', '&quot;;[.E3];  &quot;', '&quot;;[.F3];  &quot;', '&quot;;[.G3];  &quot;', '&quot;;[.H3];  &quot;', '&quot;;[.I3];  &quot;', '&quot;;[.J3];  &quot;', '&quot;;[.K3];  &quot;', '&quot;;[.L3];  &quot;', '&quot;;[.M3];  &quot;', '&quot;;[.N3];  &quot;', '&quot;;[.O3]; &quot;'],&quot;)" office:value-type="string" office:string-value="['17', '', '', '', '', '18', '', '', '', '', '@', '19', '', '', '']," calcext:value-type="string">
            <text:p>['17', '', '', '', '', '18', '', '', '', '', '@', '19', '', '', '']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table:number-columns-repeated="2" office:value-type="string" calcext:value-type="string">
            <text:p>@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formula="of:=COM.MICROSOFT.CONCAT(&quot;['&quot;; [.A4]; &quot;', '&quot;; [.B4];  &quot;', '&quot;; [.C4];  &quot;', '&quot;;[.D4];  &quot;', '&quot;;[.E4];  &quot;', '&quot;;[.F4];  &quot;', '&quot;;[.G4];  &quot;', '&quot;;[.H4];  &quot;', '&quot;;[.I4];  &quot;', '&quot;;[.J4];  &quot;', '&quot;;[.K4];  &quot;', '&quot;;[.L4];  &quot;', '&quot;;[.M4];  &quot;', '&quot;;[.N4];  &quot;', '&quot;;[.O4]; &quot;'],&quot;)" office:value-type="string" office:string-value="['20', '', '', '', '', '', '', '@', '@', '21', '22', '', '', '', '']," calcext:value-type="string">
            <text:p>['20', '', '', '', '', '', '', '@', '@', '21', '22', '', '', '', ''],</text:p>
          </table:table-cell>
        </table:table-row>
        <table:table-row table:style-name="ro1">
          <table:table-cell table:number-columns-repeated="4" office:value-type="string" calcext:value-type="string">
            <text:p>@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@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table:formula="of:=COM.MICROSOFT.CONCAT(&quot;['&quot;; [.A5]; &quot;', '&quot;; [.B5];  &quot;', '&quot;; [.C5];  &quot;', '&quot;;[.D5];  &quot;', '&quot;;[.E5];  &quot;', '&quot;;[.F5];  &quot;', '&quot;;[.G5];  &quot;', '&quot;;[.H5];  &quot;', '&quot;;[.I5];  &quot;', '&quot;;[.J5];  &quot;', '&quot;;[.K5];  &quot;', '&quot;;[.L5];  &quot;', '&quot;;[.M5];  &quot;', '&quot;;[.N5];  &quot;', '&quot;;[.O5]; &quot;'],&quot;)" office:value-type="string" office:string-value="['@', '@', '@', '@', '23', '', '', '24', '25', '@', '26', '', '', '', '']," calcext:value-type="string">
            <text:p>['@', '@', '@', '@', '23', '', '', '24', '25', '@', '26', '', '', '', '']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string" calcext:value-type="string">
            <text:p>@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table:number-columns-repeated="2" office:value-type="string" calcext:value-type="string">
            <text:p>@</text:p>
          </table:table-cell>
          <table:table-cell/>
          <table:table-cell table:formula="of:=COM.MICROSOFT.CONCAT(&quot;['&quot;; [.A6]; &quot;', '&quot;; [.B6];  &quot;', '&quot;; [.C6];  &quot;', '&quot;;[.D6];  &quot;', '&quot;;[.E6];  &quot;', '&quot;;[.F6];  &quot;', '&quot;;[.G6];  &quot;', '&quot;;[.H6];  &quot;', '&quot;;[.I6];  &quot;', '&quot;;[.J6];  &quot;', '&quot;;[.K6];  &quot;', '&quot;;[.L6];  &quot;', '&quot;;[.M6];  &quot;', '&quot;;[.N6];  &quot;', '&quot;;[.O6]; &quot;'],&quot;)" office:value-type="string" office:string-value="['27', '28', '29', '30', '', '@', '@', '31', '', '32', '', '', '', '@', '@']," calcext:value-type="string">
            <text:p>['27', '28', '29', '30', '', '@', '@', '31', '', '32', '', '', '', '@', '@']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  <table:table-cell table:formula="of:=COM.MICROSOFT.CONCAT(&quot;['&quot;; [.A7]; &quot;', '&quot;; [.B7];  &quot;', '&quot;; [.C7];  &quot;', '&quot;;[.D7];  &quot;', '&quot;;[.E7];  &quot;', '&quot;;[.F7];  &quot;', '&quot;;[.G7];  &quot;', '&quot;;[.H7];  &quot;', '&quot;;[.I7];  &quot;', '&quot;;[.J7];  &quot;', '&quot;;[.K7];  &quot;', '&quot;;[.L7];  &quot;', '&quot;;[.M7];  &quot;', '&quot;;[.N7];  &quot;', '&quot;;[.O7]; &quot;'],&quot;)" office:value-type="string" office:string-value="['33', '', '', '', '@', '34', '35', '', '', '', '', '@', '36', '37', '38']," calcext:value-type="string">
            <text:p>['33', '', '', '', '@', '34', '35', '', '', '', '', '@', '36', '37', '38']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string" calcext:value-type="string">
            <text:p>@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table:formula="of:=COM.MICROSOFT.CONCAT(&quot;['&quot;; [.A8]; &quot;', '&quot;; [.B8];  &quot;', '&quot;; [.C8];  &quot;', '&quot;;[.D8];  &quot;', '&quot;;[.E8];  &quot;', '&quot;;[.F8];  &quot;', '&quot;;[.G8];  &quot;', '&quot;;[.H8];  &quot;', '&quot;;[.I8];  &quot;', '&quot;;[.J8];  &quot;', '&quot;;[.K8];  &quot;', '&quot;;[.L8];  &quot;', '&quot;;[.M8];  &quot;', '&quot;;[.N8];  &quot;', '&quot;;[.O8]; &quot;'],&quot;)" office:value-type="string" office:string-value="['39', '', '', '', '@', '40', '', '', '', '', '@', '41', '', '', '']," calcext:value-type="string">
            <text:p>['39', '', '', '', '@', '40', '', '', '', '', '@', '41', '', '', ''],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@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string" calcext:value-type="string">
            <text:p>@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table:formula="of:=COM.MICROSOFT.CONCAT(&quot;['&quot;; [.A9]; &quot;', '&quot;; [.B9];  &quot;', '&quot;; [.C9];  &quot;', '&quot;;[.D9];  &quot;', '&quot;;[.E9];  &quot;', '&quot;;[.F9];  &quot;', '&quot;;[.G9];  &quot;', '&quot;;[.H9];  &quot;', '&quot;;[.I9];  &quot;', '&quot;;[.J9];  &quot;', '&quot;;[.K9];  &quot;', '&quot;;[.L9];  &quot;', '&quot;;[.M9];  &quot;', '&quot;;[.N9];  &quot;', '&quot;;[.O9]; &quot;'],&quot;)" office:value-type="string" office:string-value="['42', '', '', '@', '43', '', '', '', '', '', '@', '44', '', '', '']," calcext:value-type="string">
            <text:p>['42', '', '', '@', '43', '', '', '', '', '', '@', '44', '', '', ''],</text:p>
          </table:table-cell>
        </table:table-row>
        <table:table-row table:style-name="ro1">
          <table:table-cell table:number-columns-repeated="2" office:value-type="string" calcext:value-type="string">
            <text:p>@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table:number-columns-repeated="2" office:value-type="string" calcext:value-type="string">
            <text:p>@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table:formula="of:=COM.MICROSOFT.CONCAT(&quot;['&quot;; [.A10]; &quot;', '&quot;; [.B10];  &quot;', '&quot;; [.C10];  &quot;', '&quot;;[.D10];  &quot;', '&quot;;[.E10];  &quot;', '&quot;;[.F10];  &quot;', '&quot;;[.G10];  &quot;', '&quot;;[.H10];  &quot;', '&quot;;[.I10];  &quot;', '&quot;;[.J10];  &quot;', '&quot;;[.K10];  &quot;', '&quot;;[.L10];  &quot;', '&quot;;[.M10];  &quot;', '&quot;;[.N10];  &quot;', '&quot;;[.O10]; &quot;'],&quot;)" office:value-type="string" office:string-value="['@', '@', '45', '46', '', '', '', '', '@', '@', '47', '', '', '', '']," calcext:value-type="string">
            <text:p>['@', '@', '45', '46', '', '', '', '', '@', '@', '47', '', '', '', ''],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4" office:value-type="string" calcext:value-type="string">
            <text:p>@</text:p>
          </table:table-cell>
          <table:table-cell/>
          <table:table-cell table:formula="of:=COM.MICROSOFT.CONCAT(&quot;['&quot;; [.A11]; &quot;', '&quot;; [.B11];  &quot;', '&quot;; [.C11];  &quot;', '&quot;;[.D11];  &quot;', '&quot;;[.E11];  &quot;', '&quot;;[.F11];  &quot;', '&quot;;[.G11];  &quot;', '&quot;;[.H11];  &quot;', '&quot;;[.I11];  &quot;', '&quot;;[.J11];  &quot;', '&quot;;[.K11];  &quot;', '&quot;;[.L11];  &quot;', '&quot;;[.M11];  &quot;', '&quot;;[.N11];  &quot;', '&quot;;[.O11]; &quot;'],&quot;)" office:value-type="string" office:string-value="['48', '49', '', '', '', '@', '50', '', '51', '52', '', '@', '@', '@', '@']," calcext:value-type="string">
            <text:p>['48', '49', '', '', '', '@', '50', '', '51', '52', '', '@', '@', '@', '@'],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@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/>
          <table:table-cell table:formula="of:=COM.MICROSOFT.CONCAT(&quot;['&quot;; [.A12]; &quot;', '&quot;; [.B12];  &quot;', '&quot;; [.C12];  &quot;', '&quot;;[.D12];  &quot;', '&quot;;[.E12];  &quot;', '&quot;;[.F12];  &quot;', '&quot;;[.G12];  &quot;', '&quot;;[.H12];  &quot;', '&quot;;[.I12];  &quot;', '&quot;;[.J12];  &quot;', '&quot;;[.K12];  &quot;', '&quot;;[.L12];  &quot;', '&quot;;[.M12];  &quot;', '&quot;;[.N12];  &quot;', '&quot;;[.O12]; &quot;'],&quot;)" office:value-type="string" office:string-value="['53', '', '', '', '', '54', '@', '@', '55', '', '', '56', '57', '58', '59']," calcext:value-type="string">
            <text:p>['53', '', '', '', '', '54', '@', '@', '55', '', '', '56', '57', '58', '59'],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8"/>
          <table:table-cell table:formula="of:=COM.MICROSOFT.CONCAT(&quot;['&quot;; [.A13]; &quot;', '&quot;; [.B13];  &quot;', '&quot;; [.C13];  &quot;', '&quot;;[.D13];  &quot;', '&quot;;[.E13];  &quot;', '&quot;;[.F13];  &quot;', '&quot;;[.G13];  &quot;', '&quot;;[.H13];  &quot;', '&quot;;[.I13];  &quot;', '&quot;;[.J13];  &quot;', '&quot;;[.K13];  &quot;', '&quot;;[.L13];  &quot;', '&quot;;[.M13];  &quot;', '&quot;;[.N13];  &quot;', '&quot;;[.O13]; &quot;'],&quot;)" office:value-type="string" office:string-value="['60', '', '', '', '@', '61', '62', '63', '', '', '', '', '', '', '']," calcext:value-type="string">
            <text:p>['60', '', '', '', '@', '61', '62', '63', '', '', '', '', '', '', ''],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formula="of:=COM.MICROSOFT.CONCAT(&quot;['&quot;; [.A14]; &quot;', '&quot;; [.B14];  &quot;', '&quot;; [.C14];  &quot;', '&quot;;[.D14];  &quot;', '&quot;;[.E14];  &quot;', '&quot;;[.F14];  &quot;', '&quot;;[.G14];  &quot;', '&quot;;[.H14];  &quot;', '&quot;;[.I14];  &quot;', '&quot;;[.J14];  &quot;', '&quot;;[.K14];  &quot;', '&quot;;[.L14];  &quot;', '&quot;;[.M14];  &quot;', '&quot;;[.N14];  &quot;', '&quot;;[.O14]; &quot;'],&quot;)" office:value-type="string" office:string-value="['64', '', '', '', '@', '65', '', '', '', '@', '66', '', '', '', '']," calcext:value-type="string">
            <text:p>['64', '', '', '', '@', '65', '', '', '', '@', '66', '', '', '', ''],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@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formula="of:=COM.MICROSOFT.CONCAT(&quot;['&quot;; [.A15]; &quot;', '&quot;; [.B15];  &quot;', '&quot;; [.C15];  &quot;', '&quot;;[.D15];  &quot;', '&quot;;[.E15];  &quot;', '&quot;;[.F15];  &quot;', '&quot;;[.G15];  &quot;', '&quot;;[.H15];  &quot;', '&quot;;[.I15];  &quot;', '&quot;;[.J15];  &quot;', '&quot;;[.K15];  &quot;', '&quot;;[.L15];  &quot;', '&quot;;[.M15];  &quot;', '&quot;;[.N15];  &quot;', '&quot;;[.O15]; &quot;'],&quot;)" office:value-type="string" office:string-value="['67', '', '', '', '@', '68', '', '', '', '@', '69', '', '', '', '']," calcext:value-type="string">
            <text:p>['67', '', '', '', '@', '68', '', '', '', '@', '69', '', '', '', ''],</text:p>
          </table:table-cell>
        </table:table-row>
      </table:table>
      <table:table table:name="Across" table:style-name="ta1">
        <table:table-column table:style-name="co2" table:number-columns-repeated="5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ike some private communities</text:p>
          </table:table-cell>
          <table:table-cell table:number-columns-repeated="2"/>
          <table:table-cell table:formula="of:=COM.MICROSOFT.CONCAT([.A1]; &quot;: &quot;&quot;&quot;; [.B1]; &quot;&quot;&quot;,&quot;)" office:value-type="string" office:string-value="1: &quot;Like some private communities&quot;," calcext:value-type="string">
            <text:p>1: "Like some private communities"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ally dull</text:p>
          </table:table-cell>
          <table:table-cell table:number-columns-repeated="2"/>
          <table:table-cell table:formula="of:=COM.MICROSOFT.CONCAT([.A2]; &quot;: &quot;&quot;&quot;; [.B2]; &quot;&quot;&quot;,&quot;)" office:value-type="string" office:string-value="6: &quot;Really dull&quot;," calcext:value-type="string">
            <text:p>6: "Really dull"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econd-year student</text:p>
          </table:table-cell>
          <table:table-cell table:number-columns-repeated="2"/>
          <table:table-cell table:formula="of:=COM.MICROSOFT.CONCAT([.A3]; &quot;: &quot;&quot;&quot;; [.B3]; &quot;&quot;&quot;,&quot;)" office:value-type="string" office:string-value="10: &quot;Second-year student&quot;," calcext:value-type="string">
            <text:p>10: "Second-year student"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Ex-Yankee manager Joe</text:p>
          </table:table-cell>
          <table:table-cell table:number-columns-repeated="2"/>
          <table:table-cell table:formula="of:=COM.MICROSOFT.CONCAT([.A4]; &quot;: &quot;&quot;&quot;; [.B4]; &quot;&quot;&quot;,&quot;)" office:value-type="string" office:string-value="14: &quot;Ex-Yankee manager Joe&quot;," calcext:value-type="string">
            <text:p>14: "Ex-Yankee manager Joe",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oldberg who drew complex “machines”</text:p>
          </table:table-cell>
          <table:table-cell table:number-columns-repeated="2"/>
          <table:table-cell table:formula="of:=COM.MICROSOFT.CONCAT([.A5]; &quot;: &quot;&quot;&quot;; [.B5]; &quot;&quot;&quot;,&quot;)" office:value-type="string" office:string-value="15: &quot;Goldberg who drew complex “machines”&quot;," calcext:value-type="string">
            <text:p>15: "Goldberg who drew complex “machines”",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ake healthy</text:p>
          </table:table-cell>
          <table:table-cell table:number-columns-repeated="2"/>
          <table:table-cell table:formula="of:=COM.MICROSOFT.CONCAT([.A6]; &quot;: &quot;&quot;&quot;; [.B6]; &quot;&quot;&quot;,&quot;)" office:value-type="string" office:string-value="16: &quot;Make healthy&quot;," calcext:value-type="string">
            <text:p>16: "Make healthy",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*Bread with a schmear</text:p>
          </table:table-cell>
          <table:table-cell table:number-columns-repeated="2"/>
          <table:table-cell table:formula="of:=COM.MICROSOFT.CONCAT([.A7]; &quot;: &quot;&quot;&quot;; [.B7]; &quot;&quot;&quot;,&quot;)" office:value-type="string" office:string-value="17: &quot;*Bread with a schmear&quot;," calcext:value-type="string">
            <text:p>17: "*Bread with a schmear",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__ Ant: tiny toon superhero</text:p>
          </table:table-cell>
          <table:table-cell table:number-columns-repeated="2"/>
          <table:table-cell table:formula="of:=COM.MICROSOFT.CONCAT([.A8]; &quot;: &quot;&quot;&quot;; [.B8]; &quot;&quot;&quot;,&quot;)" office:value-type="string" office:string-value="19: &quot;__ Ant: tiny toon superhero&quot;," calcext:value-type="string">
            <text:p>19: "__ Ant: tiny toon superhero",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Therapy visit</text:p>
          </table:table-cell>
          <table:table-cell table:number-columns-repeated="2"/>
          <table:table-cell table:formula="of:=COM.MICROSOFT.CONCAT([.A9]; &quot;: &quot;&quot;&quot;; [.B9]; &quot;&quot;&quot;,&quot;)" office:value-type="string" office:string-value="20: &quot;Therapy visit&quot;," calcext:value-type="string">
            <text:p>20: "Therapy visit",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“Honor Thy Father” author Gay</text:p>
          </table:table-cell>
          <table:table-cell table:number-columns-repeated="2"/>
          <table:table-cell table:formula="of:=COM.MICROSOFT.CONCAT([.A10]; &quot;: &quot;&quot;&quot;; [.B10]; &quot;&quot;&quot;,&quot;)" office:value-type="string" office:string-value="21: &quot;“Honor Thy Father” author Gay&quot;," calcext:value-type="string">
            <text:p>21: "“Honor Thy Father” author Gay",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arody</text:p>
          </table:table-cell>
          <table:table-cell table:number-columns-repeated="2"/>
          <table:table-cell table:formula="of:=COM.MICROSOFT.CONCAT([.A11]; &quot;: &quot;&quot;&quot;; [.B11]; &quot;&quot;&quot;,&quot;)" office:value-type="string" office:string-value="23: &quot;Parody&quot;," calcext:value-type="string">
            <text:p>23: "Parody",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ire engine signal</text:p>
          </table:table-cell>
          <table:table-cell table:number-columns-repeated="2"/>
          <table:table-cell table:formula="of:=COM.MICROSOFT.CONCAT([.A12]; &quot;: &quot;&quot;&quot;; [.B12]; &quot;&quot;&quot;,&quot;)" office:value-type="string" office:string-value="26: &quot;Fire engine signal&quot;," calcext:value-type="string">
            <text:p>26: "Fire engine signal"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“Bad, Bad Leroy Brown” singer Jim</text:p>
          </table:table-cell>
          <table:table-cell table:number-columns-repeated="2"/>
          <table:table-cell table:formula="of:=COM.MICROSOFT.CONCAT([.A13]; &quot;: &quot;&quot;&quot;; [.B13]; &quot;&quot;&quot;,&quot;)" office:value-type="string" office:string-value="27: &quot;“Bad, Bad Leroy Brown” singer Jim&quot;," calcext:value-type="string">
            <text:p>27: "“Bad, Bad Leroy Brown” singer Jim",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an opener</text:p>
          </table:table-cell>
          <table:table-cell table:number-columns-repeated="2"/>
          <table:table-cell table:formula="of:=COM.MICROSOFT.CONCAT([.A14]; &quot;: &quot;&quot;&quot;; [.B14]; &quot;&quot;&quot;,&quot;)" office:value-type="string" office:string-value="31: &quot;Can opener&quot;," calcext:value-type="string">
            <text:p>31: "Can opener",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hief Greek god</text:p>
          </table:table-cell>
          <table:table-cell table:number-columns-repeated="2"/>
          <table:table-cell table:formula="of:=COM.MICROSOFT.CONCAT([.A15]; &quot;: &quot;&quot;&quot;; [.B15]; &quot;&quot;&quot;,&quot;)" office:value-type="string" office:string-value="33: &quot;Chief Greek god&quot;," calcext:value-type="string">
            <text:p>33: "Chief Greek god",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ono successor</text:p>
          </table:table-cell>
          <table:table-cell table:number-columns-repeated="2"/>
          <table:table-cell table:formula="of:=COM.MICROSOFT.CONCAT([.A16]; &quot;: &quot;&quot;&quot;; [.B16]; &quot;&quot;&quot;,&quot;)" office:value-type="string" office:string-value="34: &quot;Mono successor&quot;," calcext:value-type="string">
            <text:p>34: "Mono successor",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__ Lingus</text:p>
          </table:table-cell>
          <table:table-cell table:number-columns-repeated="2"/>
          <table:table-cell table:formula="of:=COM.MICROSOFT.CONCAT([.A17]; &quot;: &quot;&quot;&quot;; [.B17]; &quot;&quot;&quot;,&quot;)" office:value-type="string" office:string-value="36: &quot;__ Lingus&quot;," calcext:value-type="string">
            <text:p>36: "__ Lingus",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Somewhat</text:p>
          </table:table-cell>
          <table:table-cell table:number-columns-repeated="2"/>
          <table:table-cell table:formula="of:=COM.MICROSOFT.CONCAT([.A18]; &quot;: &quot;&quot;&quot;; [.B18]; &quot;&quot;&quot;,&quot;)" office:value-type="string" office:string-value="39: &quot;Somewhat&quot;," calcext:value-type="string">
            <text:p>39: "Somewhat",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Hint of color</text:p>
          </table:table-cell>
          <table:table-cell table:number-columns-repeated="2"/>
          <table:table-cell table:formula="of:=COM.MICROSOFT.CONCAT([.A19]; &quot;: &quot;&quot;&quot;; [.B19]; &quot;&quot;&quot;,&quot;)" office:value-type="string" office:string-value="40: &quot;Hint of color&quot;," calcext:value-type="string">
            <text:p>40: "Hint of color",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Escape key function</text:p>
          </table:table-cell>
          <table:table-cell table:number-columns-repeated="2"/>
          <table:table-cell table:formula="of:=COM.MICROSOFT.CONCAT([.A20]; &quot;: &quot;&quot;&quot;; [.B20]; &quot;&quot;&quot;,&quot;)" office:value-type="string" office:string-value="41: &quot;Escape key function&quot;," calcext:value-type="string">
            <text:p>41: "Escape key function",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Friend of TV’s Sheldon and Leonard</text:p>
          </table:table-cell>
          <table:table-cell table:number-columns-repeated="2"/>
          <table:table-cell table:formula="of:=COM.MICROSOFT.CONCAT([.A21]; &quot;: &quot;&quot;&quot;; [.B21]; &quot;&quot;&quot;,&quot;)" office:value-type="string" office:string-value="42: &quot;Friend of TV’s Sheldon and Leonard&quot;," calcext:value-type="string">
            <text:p>42: "Friend of TV’s Sheldon and Leonard",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“For my next __...”: singer’s intro</text:p>
          </table:table-cell>
          <table:table-cell table:number-columns-repeated="2"/>
          <table:table-cell table:formula="of:=COM.MICROSOFT.CONCAT([.A22]; &quot;: &quot;&quot;&quot;; [.B22]; &quot;&quot;&quot;,&quot;)" office:value-type="string" office:string-value="43: &quot;“For my next __...”: singer’s intro&quot;," calcext:value-type="string">
            <text:p>43: "“For my next __...”: singer’s intro"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ass over</text:p>
          </table:table-cell>
          <table:table-cell table:number-columns-repeated="2"/>
          <table:table-cell table:formula="of:=COM.MICROSOFT.CONCAT([.A23]; &quot;: &quot;&quot;&quot;; [.B23]; &quot;&quot;&quot;,&quot;)" office:value-type="string" office:string-value="44: &quot;Pass over&quot;," calcext:value-type="string">
            <text:p>44: "Pass over",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“Laurence of __”</text:p>
          </table:table-cell>
          <table:table-cell table:number-columns-repeated="2"/>
          <table:table-cell table:formula="of:=COM.MICROSOFT.CONCAT([.A24]; &quot;: &quot;&quot;&quot;; [.B24]; &quot;&quot;&quot;,&quot;)" office:value-type="string" office:string-value="45: &quot;“Laurence of __”&quot;," calcext:value-type="string">
            <text:p>45: "“Laurence of __”"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“Beau __”</text:p>
          </table:table-cell>
          <table:table-cell table:number-columns-repeated="2"/>
          <table:table-cell table:formula="of:=COM.MICROSOFT.CONCAT([.A25]; &quot;: &quot;&quot;&quot;; [.B25]; &quot;&quot;&quot;,&quot;)" office:value-type="string" office:string-value="47: &quot;“Beau __”&quot;," calcext:value-type="string">
            <text:p>47: "“Beau __”"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Scheming group</text:p>
          </table:table-cell>
          <table:table-cell table:number-columns-repeated="2"/>
          <table:table-cell table:formula="of:=COM.MICROSOFT.CONCAT([.A26]; &quot;: &quot;&quot;&quot;; [.B26]; &quot;&quot;&quot;,&quot;)" office:value-type="string" office:string-value="48: &quot;Scheming group&quot;," calcext:value-type="string">
            <text:p>48: "Scheming group",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erious play</text:p>
          </table:table-cell>
          <table:table-cell table:number-columns-repeated="2"/>
          <table:table-cell table:formula="of:=COM.MICROSOFT.CONCAT([.A27]; &quot;: &quot;&quot;&quot;; [.B27]; &quot;&quot;&quot;,&quot;)" office:value-type="string" office:string-value="50: &quot;Serious play&quot;," calcext:value-type="string">
            <text:p>50: "Serious play",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Roberto or Sandy of baseball</text:p>
          </table:table-cell>
          <table:table-cell table:number-columns-repeated="2"/>
          <table:table-cell table:formula="of:=COM.MICROSOFT.CONCAT([.A28]; &quot;: &quot;&quot;&quot;; [.B28]; &quot;&quot;&quot;,&quot;)" office:value-type="string" office:string-value="53: &quot;Roberto or Sandy of baseball&quot;," calcext:value-type="string">
            <text:p>53: "Roberto or Sandy of baseball",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Deep regret</text:p>
          </table:table-cell>
          <table:table-cell table:number-columns-repeated="2"/>
          <table:table-cell table:formula="of:=COM.MICROSOFT.CONCAT([.A29]; &quot;: &quot;&quot;&quot;; [.B29]; &quot;&quot;&quot;,&quot;)" office:value-type="string" office:string-value="55: &quot;Deep regret&quot;," calcext:value-type="string">
            <text:p>55: "Deep regret",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Line through the middle of a circle: Abbr.</text:p>
          </table:table-cell>
          <table:table-cell table:number-columns-repeated="2"/>
          <table:table-cell table:formula="of:=COM.MICROSOFT.CONCAT([.A30]; &quot;: &quot;&quot;&quot;; [.B30]; &quot;&quot;&quot;,&quot;)" office:value-type="string" office:string-value="60: &quot;Line through the middle of a circle: Abbr.&quot;," calcext:value-type="string">
            <text:p>60: "Line through the middle of a circle: Abbr.",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*Annual Florida football game</text:p>
          </table:table-cell>
          <table:table-cell table:number-columns-repeated="2"/>
          <table:table-cell table:formula="of:=COM.MICROSOFT.CONCAT([.A31]; &quot;: &quot;&quot;&quot;; [.B31]; &quot;&quot;&quot;,&quot;)" office:value-type="string" office:string-value="61: &quot;*Annual Florida football game&quot;," calcext:value-type="string">
            <text:p>61: "*Annual Florida football game",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To be, to Balzac</text:p>
          </table:table-cell>
          <table:table-cell table:number-columns-repeated="2"/>
          <table:table-cell table:formula="of:=COM.MICROSOFT.CONCAT([.A32]; &quot;: &quot;&quot;&quot;; [.B32]; &quot;&quot;&quot;,&quot;)" office:value-type="string" office:string-value="64: &quot;To be, to Balzac&quot;," calcext:value-type="string">
            <text:p>64: "To be, to Balzac",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exican’s zilch</text:p>
          </table:table-cell>
          <table:table-cell table:number-columns-repeated="2"/>
          <table:table-cell table:formula="of:=COM.MICROSOFT.CONCAT([.A33]; &quot;: &quot;&quot;&quot;; [.B33]; &quot;&quot;&quot;,&quot;)" office:value-type="string" office:string-value="65: &quot;Mexican’s zilch&quot;," calcext:value-type="string">
            <text:p>65: "Mexican’s zilch",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rimary foe</text:p>
          </table:table-cell>
          <table:table-cell table:number-columns-repeated="2"/>
          <table:table-cell table:formula="of:=COM.MICROSOFT.CONCAT([.A34]; &quot;: &quot;&quot;&quot;; [.B34]; &quot;&quot;&quot;,&quot;)" office:value-type="string" office:string-value="66: &quot;Primary foe&quot;," calcext:value-type="string">
            <text:p>66: "Primary foe",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Lincoln in-law</text:p>
          </table:table-cell>
          <table:table-cell table:number-columns-repeated="2"/>
          <table:table-cell table:formula="of:=COM.MICROSOFT.CONCAT([.A35]; &quot;: &quot;&quot;&quot;; [.B35]; &quot;&quot;&quot;,&quot;)" office:value-type="string" office:string-value="67: &quot;Lincoln in-law&quot;," calcext:value-type="string">
            <text:p>67: "Lincoln in-law",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From __: all inclusive</text:p>
          </table:table-cell>
          <table:table-cell table:number-columns-repeated="2"/>
          <table:table-cell table:formula="of:=COM.MICROSOFT.CONCAT([.A36]; &quot;: &quot;&quot;&quot;; [.B36]; &quot;&quot;&quot;,&quot;)" office:value-type="string" office:string-value="68: &quot;From __: all inclusive&quot;," calcext:value-type="string">
            <text:p>68: "From __: all inclusive",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ake care of</text:p>
          </table:table-cell>
          <table:table-cell table:number-columns-repeated="2"/>
          <table:table-cell table:formula="of:=COM.MICROSOFT.CONCAT([.A37]; &quot;: &quot;&quot;&quot;; [.B37]; &quot;&quot;&quot;,&quot;)" office:value-type="string" office:string-value="69: &quot;Take care of&quot;," calcext:value-type="string">
            <text:p>69: "Take care of",</text:p>
          </table:table-cell>
        </table:table-row>
      </table:table>
      <table:table table:name="Down" table:style-name="ta1">
        <table:table-column table:style-name="co2" table:number-columns-repeated="5" table:default-cell-style-name="Default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ssic Pontiac muscle cars</text:p>
          </table:table-cell>
          <table:table-cell table:number-columns-repeated="2"/>
          <table:table-cell table:formula="of:=COM.MICROSOFT.CONCAT([.A1]; &quot;: &quot;&quot;&quot;; [.B1]; &quot;&quot;&quot;,&quot;)" office:value-type="string" office:string-value="1: &quot;Classic Pontiac muscle cars&quot;," calcext:value-type="string">
            <text:p>1: "Classic Pontiac muscle cars",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p-notch</text:p>
          </table:table-cell>
          <table:table-cell table:number-columns-repeated="2"/>
          <table:table-cell table:formula="of:=COM.MICROSOFT.CONCAT([.A2]; &quot;: &quot;&quot;&quot;; [.B2]; &quot;&quot;&quot;,&quot;)" office:value-type="string" office:string-value="2: &quot;Top-notch&quot;," calcext:value-type="string">
            <text:p>2: "Top-notch",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“Divergent” films heroine</text:p>
          </table:table-cell>
          <table:table-cell table:number-columns-repeated="2"/>
          <table:table-cell table:formula="of:=COM.MICROSOFT.CONCAT([.A3]; &quot;: &quot;&quot;&quot;; [.B3]; &quot;&quot;&quot;,&quot;)" office:value-type="string" office:string-value="3: &quot;“Divergent” films heroine&quot;," calcext:value-type="string">
            <text:p>3: "“Divergent” films heroine",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reek god of love</text:p>
          </table:table-cell>
          <table:table-cell table:number-columns-repeated="2"/>
          <table:table-cell table:formula="of:=COM.MICROSOFT.CONCAT([.A4]; &quot;: &quot;&quot;&quot;; [.B4]; &quot;&quot;&quot;,&quot;)" office:value-type="string" office:string-value="4: &quot;Greek god of love&quot;," calcext:value-type="string">
            <text:p>4: "Greek god of love"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ctress Richards</text:p>
          </table:table-cell>
          <table:table-cell table:number-columns-repeated="2"/>
          <table:table-cell table:formula="of:=COM.MICROSOFT.CONCAT([.A5]; &quot;: &quot;&quot;&quot;; [.B5]; &quot;&quot;&quot;,&quot;)" office:value-type="string" office:string-value="5: &quot;Actress Richards&quot;," calcext:value-type="string">
            <text:p>5: "Actress Richards"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og-busting brand</text:p>
          </table:table-cell>
          <table:table-cell table:number-columns-repeated="2"/>
          <table:table-cell table:formula="of:=COM.MICROSOFT.CONCAT([.A6]; &quot;: &quot;&quot;&quot;; [.B6]; &quot;&quot;&quot;,&quot;)" office:value-type="string" office:string-value="6: &quot;Clog-busting brand&quot;," calcext:value-type="string">
            <text:p>6: "Clog-busting brand",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“Area” floor covering</text:p>
          </table:table-cell>
          <table:table-cell table:number-columns-repeated="2"/>
          <table:table-cell table:formula="of:=COM.MICROSOFT.CONCAT([.A7]; &quot;: &quot;&quot;&quot;; [.B7]; &quot;&quot;&quot;,&quot;)" office:value-type="string" office:string-value="7: &quot;“Area” floor covering&quot;," calcext:value-type="string">
            <text:p>7: "“Area” floor covering",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ez on a fiver</text:p>
          </table:table-cell>
          <table:table-cell table:number-columns-repeated="2"/>
          <table:table-cell table:formula="of:=COM.MICROSOFT.CONCAT([.A8]; &quot;: &quot;&quot;&quot;; [.B8]; &quot;&quot;&quot;,&quot;)" office:value-type="string" office:string-value="8: &quot;Prez on a fiver&quot;," calcext:value-type="string">
            <text:p>8: "Prez on a fiver",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nts holder-upper</text:p>
          </table:table-cell>
          <table:table-cell table:number-columns-repeated="2"/>
          <table:table-cell table:formula="of:=COM.MICROSOFT.CONCAT([.A9]; &quot;: &quot;&quot;&quot;; [.B9]; &quot;&quot;&quot;,&quot;)" office:value-type="string" office:string-value="9: &quot;Pants holder-upper&quot;," calcext:value-type="string">
            <text:p>9: "Pants holder-upper"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ustice replaced by Gorsuch</text:p>
          </table:table-cell>
          <table:table-cell table:number-columns-repeated="2"/>
          <table:table-cell table:formula="of:=COM.MICROSOFT.CONCAT([.A10]; &quot;: &quot;&quot;&quot;; [.B10]; &quot;&quot;&quot;,&quot;)" office:value-type="string" office:string-value="10: &quot;Justice replaced by Gorsuch&quot;," calcext:value-type="string">
            <text:p>10: "Justice replaced by Gorsuch"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*Coastal North Carolina resort area</text:p>
          </table:table-cell>
          <table:table-cell table:number-columns-repeated="2"/>
          <table:table-cell table:formula="of:=COM.MICROSOFT.CONCAT([.A11]; &quot;: &quot;&quot;&quot;; [.B11]; &quot;&quot;&quot;,&quot;)" office:value-type="string" office:string-value="11: &quot;*Coastal North Carolina resort area&quot;," calcext:value-type="string">
            <text:p>11: "*Coastal North Carolina resort area"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t’s not poetry</text:p>
          </table:table-cell>
          <table:table-cell table:number-columns-repeated="2"/>
          <table:table-cell table:formula="of:=COM.MICROSOFT.CONCAT([.A12]; &quot;: &quot;&quot;&quot;; [.B12]; &quot;&quot;&quot;,&quot;)" office:value-type="string" office:string-value="12: &quot;It’s not poetry&quot;," calcext:value-type="string">
            <text:p>12: "It’s not poetry",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cho guys</text:p>
          </table:table-cell>
          <table:table-cell table:number-columns-repeated="2"/>
          <table:table-cell table:formula="of:=COM.MICROSOFT.CONCAT([.A13]; &quot;: &quot;&quot;&quot;; [.B13]; &quot;&quot;&quot;,&quot;)" office:value-type="string" office:string-value="13: &quot;Macho guys&quot;," calcext:value-type="string">
            <text:p>13: "Macho guys",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azz genre</text:p>
          </table:table-cell>
          <table:table-cell table:number-columns-repeated="2"/>
          <table:table-cell table:formula="of:=COM.MICROSOFT.CONCAT([.A14]; &quot;: &quot;&quot;&quot;; [.B14]; &quot;&quot;&quot;,&quot;)" office:value-type="string" office:string-value="18: &quot;Jazz genre&quot;," calcext:value-type="string">
            <text:p>18: "Jazz genre"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Regarding</text:p>
          </table:table-cell>
          <table:table-cell table:number-columns-repeated="2"/>
          <table:table-cell table:formula="of:=COM.MICROSOFT.CONCAT([.A15]; &quot;: &quot;&quot;&quot;; [.B15]; &quot;&quot;&quot;,&quot;)" office:value-type="string" office:string-value="22: &quot;Regarding&quot;," calcext:value-type="string">
            <text:p>22: "Regarding",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*Source of free drinks</text:p>
          </table:table-cell>
          <table:table-cell table:number-columns-repeated="2"/>
          <table:table-cell table:formula="of:=COM.MICROSOFT.CONCAT([.A16]; &quot;: &quot;&quot;&quot;; [.B16]; &quot;&quot;&quot;,&quot;)" office:value-type="string" office:string-value="24: &quot;*Source of free drinks&quot;," calcext:value-type="string">
            <text:p>24: "*Source of free drinks"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alley __, Pa</text:p>
          </table:table-cell>
          <table:table-cell table:number-columns-repeated="2"/>
          <table:table-cell table:formula="of:=COM.MICROSOFT.CONCAT([.A17]; &quot;: &quot;&quot;&quot;; [.B17]; &quot;&quot;&quot;,&quot;)" office:value-type="string" office:string-value="25: &quot;Valley __, Pa&quot;," calcext:value-type="string">
            <text:p>25: "Valley __, Pa"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usiness Magnate</text:p>
          </table:table-cell>
          <table:table-cell table:number-columns-repeated="2"/>
          <table:table-cell table:formula="of:=COM.MICROSOFT.CONCAT([.A18]; &quot;: &quot;&quot;&quot;; [.B18]; &quot;&quot;&quot;,&quot;)" office:value-type="string" office:string-value="27: &quot;Business Magnate&quot;," calcext:value-type="string">
            <text:p>27: "Business Magnate",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Country star McEntire</text:p>
          </table:table-cell>
          <table:table-cell table:number-columns-repeated="2"/>
          <table:table-cell table:formula="of:=COM.MICROSOFT.CONCAT([.A19]; &quot;: &quot;&quot;&quot;; [.B19]; &quot;&quot;&quot;,&quot;)" office:value-type="string" office:string-value="28: &quot;Country star McEntire&quot;," calcext:value-type="string">
            <text:p>28: "Country star McEntire",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*Seance prop</text:p>
          </table:table-cell>
          <table:table-cell table:number-columns-repeated="2"/>
          <table:table-cell table:formula="of:=COM.MICROSOFT.CONCAT([.A20]; &quot;: &quot;&quot;&quot;; [.B20]; &quot;&quot;&quot;,&quot;)" office:value-type="string" office:string-value="29: &quot;*Seance prop&quot;," calcext:value-type="string">
            <text:p>29: "*Seance prop"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Ill. winter hours</text:p>
          </table:table-cell>
          <table:table-cell table:number-columns-repeated="2"/>
          <table:table-cell table:formula="of:=COM.MICROSOFT.CONCAT([.A21]; &quot;: &quot;&quot;&quot;; [.B21]; &quot;&quot;&quot;,&quot;)" office:value-type="string" office:string-value="30: &quot;Ill. winter hours&quot;," calcext:value-type="string">
            <text:p>30: "Ill. winter hours",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Equal</text:p>
          </table:table-cell>
          <table:table-cell table:number-columns-repeated="2"/>
          <table:table-cell table:formula="of:=COM.MICROSOFT.CONCAT([.A22]; &quot;: &quot;&quot;&quot;; [.B22]; &quot;&quot;&quot;,&quot;)" office:value-type="string" office:string-value="32: &quot;Equal&quot;," calcext:value-type="string">
            <text:p>32: "Equal",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icket remnant</text:p>
          </table:table-cell>
          <table:table-cell table:number-columns-repeated="2"/>
          <table:table-cell table:formula="of:=COM.MICROSOFT.CONCAT([.A23]; &quot;: &quot;&quot;&quot;; [.B23]; &quot;&quot;&quot;,&quot;)" office:value-type="string" office:string-value="34: &quot;Ticket remnant&quot;," calcext:value-type="string">
            <text:p>34: "Ticket remnant",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Shy</text:p>
          </table:table-cell>
          <table:table-cell table:number-columns-repeated="2"/>
          <table:table-cell table:formula="of:=COM.MICROSOFT.CONCAT([.A24]; &quot;: &quot;&quot;&quot;; [.B24]; &quot;&quot;&quot;,&quot;)" office:value-type="string" office:string-value="35: &quot;Shy&quot;," calcext:value-type="string">
            <text:p>35: "Shy",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olish a manuscript</text:p>
          </table:table-cell>
          <table:table-cell table:number-columns-repeated="2"/>
          <table:table-cell table:formula="of:=COM.MICROSOFT.CONCAT([.A25]; &quot;: &quot;&quot;&quot;; [.B25]; &quot;&quot;&quot;,&quot;)" office:value-type="string" office:string-value="37: &quot;Polish a manuscript&quot;," calcext:value-type="string">
            <text:p>37: "Polish a manuscript",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ogie catcher</text:p>
          </table:table-cell>
          <table:table-cell table:number-columns-repeated="2"/>
          <table:table-cell table:formula="of:=COM.MICROSOFT.CONCAT([.A26]; &quot;: &quot;&quot;&quot;; [.B26]; &quot;&quot;&quot;,&quot;)" office:value-type="string" office:string-value="38: &quot;Dogie catcher&quot;," calcext:value-type="string">
            <text:p>38: "Dogie catcher",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ake advantage of</text:p>
          </table:table-cell>
          <table:table-cell table:number-columns-repeated="2"/>
          <table:table-cell table:formula="of:=COM.MICROSOFT.CONCAT([.A27]; &quot;: &quot;&quot;&quot;; [.B27]; &quot;&quot;&quot;,&quot;)" office:value-type="string" office:string-value="41: &quot;Take advantage of&quot;," calcext:value-type="string">
            <text:p>41: "Take advantage of",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Simba’s mate</text:p>
          </table:table-cell>
          <table:table-cell table:number-columns-repeated="2"/>
          <table:table-cell table:formula="of:=COM.MICROSOFT.CONCAT([.A28]; &quot;: &quot;&quot;&quot;; [.B28]; &quot;&quot;&quot;,&quot;)" office:value-type="string" office:string-value="43: &quot;Simba’s mate&quot;," calcext:value-type="string">
            <text:p>43: "Simba’s mate",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Smashed into</text:p>
          </table:table-cell>
          <table:table-cell table:number-columns-repeated="2"/>
          <table:table-cell table:formula="of:=COM.MICROSOFT.CONCAT([.A29]; &quot;: &quot;&quot;&quot;; [.B29]; &quot;&quot;&quot;,&quot;)" office:value-type="string" office:string-value="46: &quot;Smashed into&quot;," calcext:value-type="string">
            <text:p>46: "Smashed into"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Online players</text:p>
          </table:table-cell>
          <table:table-cell table:number-columns-repeated="2"/>
          <table:table-cell table:formula="of:=COM.MICROSOFT.CONCAT([.A30]; &quot;: &quot;&quot;&quot;; [.B30]; &quot;&quot;&quot;,&quot;)" office:value-type="string" office:string-value="47: &quot;Online players&quot;," calcext:value-type="string">
            <text:p>47: "Online players"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ilitary academy student</text:p>
          </table:table-cell>
          <table:table-cell table:number-columns-repeated="2"/>
          <table:table-cell table:formula="of:=COM.MICROSOFT.CONCAT([.A31]; &quot;: &quot;&quot;&quot;; [.B31]; &quot;&quot;&quot;,&quot;)" office:value-type="string" office:string-value="48: &quot;Military academy student&quot;," calcext:value-type="string">
            <text:p>48: "Military academy student",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amuel of the Supreme Court</text:p>
          </table:table-cell>
          <table:table-cell table:number-columns-repeated="2"/>
          <table:table-cell table:formula="of:=COM.MICROSOFT.CONCAT([.A32]; &quot;: &quot;&quot;&quot;; [.B32]; &quot;&quot;&quot;,&quot;)" office:value-type="string" office:string-value="49: &quot;Samuel of the Supreme Court&quot;," calcext:value-type="string">
            <text:p>49: "Samuel of the Supreme Court",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esi of “I Love Lucy”</text:p>
          </table:table-cell>
          <table:table-cell table:number-columns-repeated="2"/>
          <table:table-cell table:formula="of:=COM.MICROSOFT.CONCAT([.A33]; &quot;: &quot;&quot;&quot;; [.B33]; &quot;&quot;&quot;,&quot;)" office:value-type="string" office:string-value="51: &quot;Desi of “I Love Lucy”&quot;," calcext:value-type="string">
            <text:p>51: "Desi of “I Love Lucy”",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Bit of computer RAM</text:p>
          </table:table-cell>
          <table:table-cell table:number-columns-repeated="2"/>
          <table:table-cell table:formula="of:=COM.MICROSOFT.CONCAT([.A34]; &quot;: &quot;&quot;&quot;; [.B34]; &quot;&quot;&quot;,&quot;)" office:value-type="string" office:string-value="52: &quot;Bit of computer RAM&quot;," calcext:value-type="string">
            <text:p>52: "Bit of computer RAM",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Gossip columnist Barrett</text:p>
          </table:table-cell>
          <table:table-cell table:number-columns-repeated="2"/>
          <table:table-cell table:formula="of:=COM.MICROSOFT.CONCAT([.A35]; &quot;: &quot;&quot;&quot;; [.B35]; &quot;&quot;&quot;,&quot;)" office:value-type="string" office:string-value="54: &quot;Gossip columnist Barrett&quot;," calcext:value-type="string">
            <text:p>54: "Gossip columnist Barrett",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Theater award...and a phonetic hint to the answers to starred clues</text:p>
          </table:table-cell>
          <table:table-cell table:number-columns-repeated="2"/>
          <table:table-cell table:formula="of:=COM.MICROSOFT.CONCAT([.A36]; &quot;: &quot;&quot;&quot;; [.B36]; &quot;&quot;&quot;,&quot;)" office:value-type="string" office:string-value="56: &quot;Theater award...and a phonetic hint to the answers to starred clues&quot;," calcext:value-type="string">
            <text:p>56: "Theater award...and a phonetic hint to the answers to starred clues",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Roam</text:p>
          </table:table-cell>
          <table:table-cell table:number-columns-repeated="2"/>
          <table:table-cell table:formula="of:=COM.MICROSOFT.CONCAT([.A37]; &quot;: &quot;&quot;&quot;; [.B37]; &quot;&quot;&quot;,&quot;)" office:value-type="string" office:string-value="57: &quot;Roam&quot;," calcext:value-type="string">
            <text:p>57: "Roam",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Smack, as a fly</text:p>
          </table:table-cell>
          <table:table-cell table:number-columns-repeated="2"/>
          <table:table-cell table:formula="of:=COM.MICROSOFT.CONCAT([.A38]; &quot;: &quot;&quot;&quot;; [.B38]; &quot;&quot;&quot;,&quot;)" office:value-type="string" office:string-value="58: &quot;Smack, as a fly&quot;," calcext:value-type="string">
            <text:p>58: "Smack, as a fly",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Cockney greeting</text:p>
          </table:table-cell>
          <table:table-cell table:number-columns-repeated="2"/>
          <table:table-cell table:formula="of:=COM.MICROSOFT.CONCAT([.A39]; &quot;: &quot;&quot;&quot;; [.B39]; &quot;&quot;&quot;,&quot;)" office:value-type="string" office:string-value="59: &quot;Cockney greeting&quot;," calcext:value-type="string">
            <text:p>59: "Cockney greeting"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Stool pigeon</text:p>
          </table:table-cell>
          <table:table-cell table:number-columns-repeated="2"/>
          <table:table-cell table:formula="of:=COM.MICROSOFT.CONCAT([.A40]; &quot;: &quot;&quot;&quot;; [.B40]; &quot;&quot;&quot;,&quot;)" office:value-type="string" office:string-value="62: &quot;Stool pigeon&quot;," calcext:value-type="string">
            <text:p>62: "Stool pigeon",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Big fuss</text:p>
          </table:table-cell>
          <table:table-cell table:number-columns-repeated="2"/>
          <table:table-cell table:formula="of:=COM.MICROSOFT.CONCAT([.A41]; &quot;: &quot;&quot;&quot;; [.B41]; &quot;&quot;&quot;,&quot;)" office:value-type="string" office:string-value="63: &quot;Big fuss&quot;," calcext:value-type="string">
            <text:p>63: "Big fuss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09:16:58.994453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09:40:35.014460439</meta:creation-date>
    <dc:date>2019-05-31T10:33:52.916413745</dc:date>
    <meta:editing-duration>PT2H9M32S</meta:editing-duration>
    <meta:editing-cycles>18</meta:editing-cycles>
    <meta:generator>LibreOffice/6.0.7.3$Linux_X86_64 LibreOffice_project/00m0$Build-3</meta:generator>
    <meta:document-statistic meta:table-count="4" meta:cell-count="596" meta:object-count="0"/>
  </office:meta>
</office:document-meta>
</file>